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officeooo:paragraph-rsid="00112209"/>
    </style:style>
    <style:style style:name="P3" style:family="paragraph" style:parent-style-name="Text_20_body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officeooo:rsid="00112209"/>
    </style:style>
    <style:style style:name="T3" style:family="text">
      <style:text-properties style:font-name="Arial" officeooo:rsid="0014d3d7"/>
    </style:style>
    <style:style style:name="T4" style:family="text">
      <style:text-properties officeooo:rsid="000fcbbe"/>
    </style:style>
    <style:style style:name="T5" style:family="text">
      <style:text-properties officeooo:rsid="00112209"/>
    </style:style>
    <style:style style:name="T6" style:family="text">
      <style:text-properties officeooo:rsid="0011ba7d"/>
    </style:style>
    <style:style style:name="T7" style:family="text">
      <style:text-properties officeooo:rsid="00148ce3"/>
    </style:style>
    <style:style style:name="T8" style:family="text">
      <style:text-properties officeooo:rsid="0014d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4">Steps for linking </text:span>Matlab <text:span text:style-name="T4">and</text:span> <text:span text:style-name="T8">coppeliaSim</text:span></text:h>
      <text:p text:style-name="Text_20_body">1. <text:span text:style-name="T4">Download the coppeliaSim educational version</text:span> <text:span text:style-name="T4">for the own O.S. from the website</text:span>:</text:p>
      <text:p text:style-name="Text_20_body"><text:a xlink:type="simple" xlink:href="http://www.coppeliarobotics.com/" text:style-name="Internet_20_link" text:visited-style-name="Visited_20_Internet_20_Link">http://www.coppeliarobotics.com</text:a></text:p>
      <text:p text:style-name="Text_20_body">2. <text:span text:style-name="T4">Copy the files that are present inside the coppelia subfolder</text:span></text:p>
      <text:p text:style-name="P1">~/programming/remoteAPIBinding/matlab </text:p>
      <text:p text:style-name="Text_20_body"><text:span text:style-name="T4">into the own work folder</text:span>.</text:p>
      <text:p text:style-name="Text_20_body">3. <text:span text:style-name="T4">In the same folder also copy the library present in</text:span></text:p>
      <text:p text:style-name="P1">~/programming/remoteApiBindings/lib/lib</text:p>
      <text:p text:style-name="Text_20_body">(<text:span text:style-name="T4">you can find a .dll, .dylib or .so file according to the O.S.</text:span>, <text:span text:style-name="T4">pay attention to </text:span>32/64 bit <text:span text:style-name="T4">for <text:tab/>Linux</text:span>)</text:p>
      <text:p text:style-name="Text_20_body">4. <text:span text:style-name="T4">Open the</text:span> <text:span text:style-name="T7">proper </text:span>file <text:span text:style-name="T7">*</text:span><text:span text:style-name="T1">.ttt</text:span> (<text:span text:style-name="T4">it is simply the default scene with the chosen robot model where the <text:s/>pre-existent LUA script has been deleted</text:span>);</text:p>
      <text:p text:style-name="Text_20_body">5. <text:span text:style-name="T5">Start the simulation on coppeliaSim</text:span>. <text:s/><text:span text:style-name="T5">The program automatically runs as</text:span> server <text:span text:style-name="T5">on the door </text:span>19997</text:p>
      <text:p text:style-name="P2">6. <text:span text:style-name="T5">Launch the</text:span> file <text:span text:style-name="T1">SimpleTest.m </text:span><text:span text:style-name="T2">on</text:span><text:span text:style-name="T1"> </text:span><text:span text:style-name="T2">Matlab</text:span>. <text:span text:style-name="T5">The program should read the number of objects present in the V-REP scene and it should end</text:span>.</text:p>
      <text:h text:style-name="Heading_20_3" text:outline-level="3"><text:span text:style-name="T5">Steps to provide coppeliaSim</text:span> <text:span text:style-name="T6">w</text:span>i<text:span text:style-name="T6">th</text:span> target point<text:span text:style-name="T6">s</text:span> <text:span text:style-name="T6">to joints from </text:span>Matlab</text:h>
      <text:p text:style-name="Text_20_body"><text:span text:style-name="T6">After executing the previous steps simply launch</text:span> <text:span text:style-name="T1">main</text:span><text:span text:style-name="T3">_template</text:span><text:span text:style-name="T1">.m</text:span> <text:span text:style-name="T6">on</text:span> Matlab. <text:span text:style-name="T6">The</text:span> robot <text:span text:style-name="T6">performs</text:span> <text:span text:style-name="T6">sinusoidal trajectories in the joint space</text:span>.</text:p>
      <text:p text:style-name="Text_20_body"><text:span text:style-name="T6">The code section to modify for the input of the own kinematic control code is specified in the file</text:span>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02T12:30:51.501673053</dc:date>
    <meta:editing-duration>PT24M35S</meta:editing-duration>
    <meta:editing-cycles>10</meta:editing-cycles>
    <dc:creator>Gianluca Antonelli</dc:creator>
    <meta:document-statistic meta:table-count="0" meta:image-count="0" meta:object-count="0" meta:page-count="1" meta:paragraph-count="15" meta:word-count="183" meta:character-count="1158" meta:non-whitespace-character-count="986"/>
  </office:meta>
</office:document-meta>
</file>